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cb50" officeooo:paragraph-rsid="0006cb50"/>
    </style:style>
    <style:style style:name="P2" style:family="paragraph" style:parent-style-name="Standard">
      <style:text-properties officeooo:rsid="0006cb50" officeooo:paragraph-rsid="0006e072"/>
    </style:style>
    <style:style style:name="P3" style:family="paragraph" style:parent-style-name="Standard">
      <style:text-properties officeooo:rsid="000a38c1" officeooo:paragraph-rsid="0006e072"/>
    </style:style>
    <style:style style:name="P4" style:family="paragraph" style:parent-style-name="Standard">
      <style:text-properties officeooo:rsid="000a38c1" officeooo:paragraph-rsid="000a38c1"/>
    </style:style>
    <style:style style:name="P5" style:family="paragraph" style:parent-style-name="Standard">
      <style:text-properties officeooo:rsid="0006e072" officeooo:paragraph-rsid="0006e072"/>
    </style:style>
    <style:style style:name="P6" style:family="paragraph" style:parent-style-name="Standard">
      <style:text-properties officeooo:rsid="000a38c1" officeooo:paragraph-rsid="000a38c1"/>
    </style:style>
    <style:style style:name="P7" style:family="paragraph" style:parent-style-name="Standard">
      <style:text-properties officeooo:rsid="000bca08" officeooo:paragraph-rsid="000bca08"/>
    </style:style>
    <style:style style:name="T1" style:family="text">
      <style:text-properties officeooo:rsid="0006e072"/>
    </style:style>
    <style:style style:name="T2" style:family="text">
      <style:text-properties officeooo:rsid="000aa436"/>
    </style:style>
    <style:style style:name="T3" style:family="text">
      <style:text-properties officeooo:rsid="000c4d49"/>
    </style:style>
    <style:style style:name="T4" style:family="text">
      <style:text-properties officeooo:rsid="000e15cf"/>
    </style:style>
    <style:style style:name="T5" style:family="text">
      <style:text-properties officeooo:rsid="000e3871"/>
    </style:style>
    <style:style style:name="T6" style:family="text">
      <style:text-properties officeooo:rsid="000fab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 xRes yRes, ahave the user input a desired res and have the program scale the program</text:p>
      <text:p text:style-name="P1">to their desired size( need to scale graphs, plotlines, piechart to this res)</text:p>
      <text:p text:style-name="P1"><text:tab/>can initialize the res to int xRes = 500;</text:p>
      <text:p text:style-name="P1"><text:tab/><text:tab/><text:tab/><text:tab/>int yRes = 500</text:p>
      <text:p text:style-name="P1"><text:tab/><text:tab/><text:tab/><text:tab/>size (xRes,yRes);</text:p>
      <text:p text:style-name="P1"/>
      <text:p text:style-name="P1"><text:tab/><text:tab/><text:tab/><text:tab/>text("press 1 to change resolution, 2 to continue and keep current <text:tab/><text:tab/><text:tab/><text:tab/><text:tab/>resolution\n");</text:p>
      <text:p text:style-name="P1"/>
      <text:p text:style-name="P1"><text:tab/><text:tab/><text:tab/><text:tab/>//have user enter a value, do switch statement //</text:p>
      <text:p text:style-name="P1"><text:tab/><text:tab/></text:p>
      <text:p text:style-name="P1"/>
      <text:p text:style-name="P2">/* <text:span text:style-name="T1">CAN YOU ACCESS A WEBPAGE IN PROCESSING?? </text:span></text:p>
      <text:p text:style-name="P5">CAN ATLEAST DO SOME LOCAL ACCESS FOR CURRENT UP TO DATE DATA</text:p>
      <text:p text:style-name="P2"><text:span text:style-name="T1">(E.G RIOT GAMES OR BLIZZARD)</text:span> */</text:p>
      <text:p text:style-name="P2"/>
      <text:p text:style-name="P3"/>
      <text:p text:style-name="P3"/>
      <text:p text:style-name="P4">need to do a switch or bool thing in order to output a specific visualisation of the data</text:p>
      <text:p text:style-name="P4"><text:tab/><text:span text:style-name="T2">should be so way to do this easily in processing</text:span></text:p>
      <text:p text:style-name="P4"/>
      <text:p text:style-name="P4"/>
      <text:p text:style-name="P4"/>
      <text:p text:style-name="P7">advanced: ********************</text:p>
      <text:p text:style-name="P7"/>
      <text:p text:style-name="P7"/>
      <text:p text:style-name="P7"/>
      <text:p text:style-name="P7"><text:tab/>onclick expand a box that displays text in it/on it</text:p>
      <text:p text:style-name="P7"><text:tab/><text:tab/>the text will be fixed length, will have alink to data thats featured in it</text:p>
      <text:p text:style-name="P7"><text:tab/></text:p>
      <text:p text:style-name="P7"><text:tab/><text:span text:style-name="T4">can have the "google im feeling lucky" button take the first search item(** ads are an issue)</text:span></text:p>
      <text:p text:style-name="P7"><text:tab/><text:tab/><text:span text:style-name="T5">relies on processing being able to interface with the web</text:span></text:p>
      <text:p text:style-name="P7"><text:tab/><text:tab/><text:span text:style-name="T5">Need to read articale text up to N length, maybe store in arraylist?</text:span></text:p>
      <text:p text:style-name="P7"><text:tab/><text:tab/><text:tab/><text:span text:style-name="T5">And have it copy the pages address to display in arraylist(WebPages)</text:span></text:p>
      <text:p text:style-name="P7"><text:tab/><text:tab/><text:tab/><text:span text:style-name="T6">Very complex</text:span></text:p>
      <text:p text:style-name="P7"><text:tab/></text:p>
      <text:p text:style-name="P7"/>
      <text:p text:style-name="P7"><text:tab/><text:span text:style-name="T3">you can have the prgoram leave draw or whatever fucntion you're using</text:span></text:p>
      <text:p text:style-name="P7"><text:tab/><text:span text:style-name="T3">and it will either appear over the grpah like a gmae text box(opaque or solid)</text:span></text:p>
      <text:p text:style-name="P7"><text:tab/><text:span text:style-name="T3">and then the text will be provided (maybe with an image? Or id colour given to the stock <text:tab/>company, e.g AIGs logo / brand colour ---- or news article head image??)</text:span></text:p>
      <text:p text:style-name="P7"/>
      <text:p text:style-name="P7"/>
      <text:p text:style-name="P7"><text:tab/><text:tab/>E.G news articles that correspond to GM Sachs stock price.</text:p>
      <text:p text:style-name="P7"><text:tab/><text:tab/><text:tab/>Nice way to see if that article / piece of news affected the price</text:p>
      <text:p text:style-name="P7"><text:tab/><text:tab/><text:tab/>at the time or after/bef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M44S</meta:editing-duration>
    <meta:editing-cycles>13</meta:editing-cycles>
    <meta:generator>LibreOffice/5.0.1.2$Windows_x86 LibreOffice_project/81898c9f5c0d43f3473ba111d7b351050be20261</meta:generator>
    <dc:date>2015-11-05T13:07:08.165000000</dc:date>
    <meta:document-statistic meta:table-count="0" meta:image-count="0" meta:object-count="0" meta:page-count="1" meta:paragraph-count="29" meta:word-count="287" meta:character-count="1607" meta:non-whitespace-character-count="1292"/>
    <meta:user-defined meta:name="Info 1"/>
    <meta:user-defined meta:name="Info 2"/>
    <meta:user-defined meta:name="Info 3"/>
    <meta:user-defined meta:name="Info 4"/>
  </office:meta>
</office:document-meta>
</file>